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arajita" svg:font-family="Aparajita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margin-left="-0.984in">
        <style:tab-stops/>
      </style:paragraph-properties>
    </style:style>
    <style:style style:name="P2" style:parent-style-name="Normale" style:family="paragraph">
      <style:paragraph-properties fo:text-align="center" fo:line-height="106%"/>
      <style:text-properties style:font-name="Aparajita" style:font-name-asian="Calibri" fo:color="#FFFFFF" style:letter-kerning="true" fo:font-size="48pt" style:font-size-asian="48pt" style:font-size-complex="48pt"/>
    </style:style>
    <style:style style:name="P3" style:parent-style-name="Normale" style:family="paragraph">
      <style:paragraph-properties fo:text-align="center" fo:line-height="106%"/>
      <style:text-properties style:font-name="Times New Roman" style:font-name-asian="Calibri" style:font-name-complex="Times New Roman" fo:color="#FFFFFF" style:letter-kerning="true" fo:font-size="18pt" style:font-size-asian="18pt" style:font-size-complex="18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draw:frame draw:z-index="251659264" draw:id="id0" draw:style-name="a0" draw:name="CasellaDiTesto 3" text:anchor-type="paragraph" svg:x="-0.98403in" svg:y="3.48958in" svg:width="11.69931in" svg:height="1.38542in" style:rel-width="scale" style:rel-height="scale"><draw:text-box><text:p text:style-name="P2">MACCHINA INTELLIGENTE</text:p><text:p text:style-name="P3">By Matteo Alessandrini</text:p></draw:text-box><svg:title/><svg:desc/></draw:frame><draw:frame draw:style-name="a1" draw:name="Picture 2" text:anchor-type="as-char" svg:x="0in" svg:y="0in" svg:width="11.70842in" svg:height="8.2877in" style:rel-width="scale" style:rel-height="scale"><draw:image xlink:href="media/image1.png" xlink:type="simple" xlink:show="embed" xlink:actuate="onLoad"/><svg:title/><svg:desc>Scopri i benefici degli ultrasuoni per la salute e la bellezza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parajita" svg:font-family="Aparajita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.984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 Alessandrini</meta:initial-creator>
    <dc:creator>Matteo Alessandrini</dc:creator>
    <meta:creation-date>2022-07-01T14:18:00Z</meta:creation-date>
    <dc:date>2022-07-01T14:19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2" meta:row-count="1" meta:non-whitespace-character-count="2"/>
  </office:meta>
</office:document-meta>
</file>